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74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0.17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default-cell-style-name="Default"/>
        <table:table-column table:style-name="co7" table:default-cell-style-name="ce9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. Weight</text:p>
          </table:table-cell>
          <table:table-cell table:style-name="ce4" office:value-type="string">
            <text:p>True Pop.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0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 table:number-columns-repeated="1008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11" office:value-type="string">
            <text:p>Gurrak a'F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table:style-name="ce11" office:value-type="string">
            <text:p>Gooblot a'Chr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table:style-name="ce11" office:value-type="string">
            <text:p>Jork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table:style-name="ce11" office:value-type="string">
            <text:p>Drazz a'Ald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table:style-name="ce11" office:value-type="string">
            <text:p>Maxyu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table:style-name="ce11" office:value-type="string">
            <text:p>Bullryk a'Dregsamon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table:style-name="ce11" office:value-type="string">
            <text:p>Glirid a'Fingara</text:p>
          </table:table-cell>
          <table:table-cell table:number-columns-repeated="1008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1" office:value-type="string">
            <text:p>Arthur Simonso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table:style-name="ce11" office:value-type="string">
            <text:p>Gorebladder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table:style-name="ce11" office:value-type="string">
            <text:p>Courteney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table:style-name="ce11" office:value-type="string">
            <text:p>Lou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table:style-name="ce11" office:value-type="string">
            <text:p>Erika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table:style-name="ce11" office:value-type="string">
            <text:p>Viliuam a'Huruuc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table:style-name="ce11" office:value-type="string">
            <text:p>Joss a'Fen</text:p>
          </table:table-cell>
          <table:table-cell table:number-columns-repeated="1008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11" office:value-type="string">
            <text:p>Dorkanna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table:style-name="ce11" office:value-type="string">
            <text:p>Fig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table:style-name="ce11" office:value-type="string">
            <text:p>Gnether a'Ald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table:style-name="ce11" office:value-type="string">
            <text:p>Vaa'cy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table:style-name="ce11" office:value-type="string">
            <text:p>Ortwin a'Forgin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table:style-name="ce11" office:value-type="string">
            <text:p>Bernard a'K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table:style-name="ce11" office:value-type="string">
            <text:p>Yansio a'Chr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table:style-name="ce11" office:value-type="string">
            <text:p>Poufin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table:style-name="ce11" office:value-type="string">
            <text:p>Hedwig a'Alden</text:p>
          </table:table-cell>
          <table:table-cell table:number-columns-repeated="1008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11" office:value-type="string">
            <text:p>Xillibab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table:style-name="ce11" office:value-type="string">
            <text:p>Sinur a'Dregsamon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table:style-name="ce11" office:value-type="string">
            <text:p>Yifiti a'Lev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table:style-name="ce11" office:value-type="string">
            <text:p>Falanel a'Forgin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table:style-name="ce11" office:value-type="string">
            <text:p>Jorin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table:style-name="ce11" office:value-type="string">
            <text:p>Kow Errit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table:style-name="ce11" office:value-type="string">
            <text:p>Kaq a'Locca</text:p>
          </table:table-cell>
          <table:table-cell table:number-columns-repeated="1008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11" office:value-type="string">
            <text:p>Corrin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 table:number-columns-repeated="1008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/>
          <table:table-cell table:style-name="ce7" office:value-type="string">
            <text:p>Archbishop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/>
          <table:table-cell table:style-name="ce7" office:value-type="string">
            <text:p>Grand Poobha of Wychway</text:p>
          </table:table-cell>
          <table:table-cell table:style-name="ce7"/>
          <table:table-cell office:value-type="string">
            <text:p>Jorrin Bearscarred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/>
          <table:table-cell table:style-name="ce7" office:value-type="string">
            <text:p>Bishop Pastor of Kohnstamm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/>
          <table:table-cell table:style-name="ce7" office:value-type="string">
            <text:p>Bishop Pastor of Oday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/>
          <table:table-cell table:style-name="ce7" office:value-type="string">
            <text:p>Bishop Pastor of Yagi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/>
          <table:table-cell table:style-name="ce7" office:value-type="string">
            <text:p>High Ambassad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/>
          <table:table-cell table:style-name="ce7" office:value-type="string">
            <text:p>Keeper Genera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/>
          <table:table-cell table:style-name="ce7" office:value-type="string">
            <text:p>Baron, Monarch of the Kingdom of Darnt</text:p>
          </table:table-cell>
          <table:table-cell table:style-name="ce7"/>
          <table:table-cell office:value-type="string">
            <text:p>Amethyst Jammu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office:value-type="string">
            <text:p>Patrica Borig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/>
          <table:table-cell table:style-name="ce7" office:value-type="string">
            <text:p>Baron, Primor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King of the Jungl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rike Rec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General on Thron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Mularch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/>
          <table:table-cell table:style-name="ce7" office:value-type="string">
            <text:p>Baron, Big Do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/>
          <table:table-cell table:style-name="ce7" office:value-type="string">
            <text:p>Lord Elec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Light On High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Ciza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Grand Field-tender of the Golden Shor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/>
          <table:table-cell table:style-name="ce7" office:value-type="string">
            <text:p>Breaker In Cheifta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/>
          <table:table-cell table:style-name="ce7" office:value-type="string">
            <text:p>King of the Mountain Hall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0"/>
        </table:table-row>
        <table:table-row table:style-name="ro1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0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Gar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Agrandica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ilima</text:p>
          </table:table-cell>
          <table:table-cell/>
          <table:table-cell office:value-type="float" office:value="0.11">
            <text:p>0.11</text:p>
          </table:table-cell>
          <table:table-cell table:formula="of:=[.D177]*[.E$175]" office:value-type="float" office:value="2827.22">
            <text:p>2827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ozolica</text:p>
          </table:table-cell>
          <table:table-cell/>
          <table:table-cell office:value-type="float" office:value="0.12">
            <text:p>0.12</text:p>
          </table:table-cell>
          <table:table-cell table:formula="of:=[.D178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 office:value-type="string">
            <text:p>Barthalamule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 office:value-type="string">
            <text:p>Cobalt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Cobalt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 table:number-rows-repeated="10483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5">11/15/2023</text:date>, <text:time>20:4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5T17:56:11.48</meta:creation-date>
    <meta:editing-duration>PT2H1M35S</meta:editing-duration>
    <meta:editing-cycles>5</meta:editing-cycles>
    <meta:generator>OpenOffice/4.1.13$Win32 OpenOffice.org_project/4113m1$Build-9810</meta:generator>
    <dc:date>2023-11-15T20:47:58.70</dc:date>
    <meta:document-statistic meta:table-count="3" meta:cell-count="797" meta:object-count="0"/>
  </office:meta>
</office:document-meta>
</file>